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8C000003AAF3C8D54E5822F6C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6.716cm" fo:min-width="18.066cm" fo:padding-top="0.142cm" fo:padding-bottom="0.142cm" fo:padding-left="0.267cm" fo:padding-right="0.267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6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3.65cm" fo:min-width="2.5cm" draw:shadow="visib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3.25cm" fo:min-width="2.4cm"/>
    </style:style>
    <style:style style:name="gr6" style:family="graphic" style:parent-style-name="standard">
      <style:graphic-properties draw:stroke="none" svg:stroke-color="#000000" draw:fill="none" draw:fill-color="#ffffff" fo:min-height="1.05cm"/>
    </style:style>
    <style:style style:name="gr7" style:family="graphic" style:parent-style-name="standard">
      <style:graphic-properties draw:stroke="none" svg:stroke-color="#000000" draw:fill="none" draw:fill-color="#ffffff" fo:min-height="0.85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3.25cm" fo:min-width="2.3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229cm" fo:min-width="1.3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2.55cm" fo:min-width="14.4cm"/>
    </style:style>
    <style:style style:name="gr12" style:family="graphic" style:parent-style-name="standard">
      <style:graphic-properties draw:stroke="none" svg:stroke-color="#000000" draw:fill="none" draw:fill-color="#ffffff" fo:min-height="0.45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fo:min-height="0.47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6cm" svg:height="17cm" svg:x="9.2cm" svg:y="1.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4cm" svg:y1="3.1cm" svg:x2="4.9cm" svg:y2="3.1cm">
          <text:p/>
        </draw:line>
        <draw:line draw:style-name="gr2" draw:text-style-name="P2" draw:layer="layout" svg:x1="3.4cm" svg:y1="3.8cm" svg:x2="4.9cm" svg:y2="3.8cm">
          <text:p/>
        </draw:line>
        <draw:line draw:style-name="gr2" draw:text-style-name="P2" draw:layer="layout" svg:x1="3.4cm" svg:y1="4.4cm" svg:x2="4.9cm" svg:y2="4.4cm">
          <text:p/>
        </draw:line>
        <draw:line draw:style-name="gr2" draw:text-style-name="P2" draw:layer="layout" svg:x1="3.4cm" svg:y1="5.2cm" svg:x2="4.9cm" svg:y2="5.2cm">
          <text:p/>
        </draw:line>
        <draw:frame draw:style-name="gr3" draw:text-style-name="P4" draw:layer="layout" svg:width="2.3cm" svg:height="1.9cm" svg:x="1.4cm" svg:y="2.9cm">
          <draw:text-box>
            <text:p text:style-name="P3"><text:span text:style-name="T1">Different inputs to Arduino</text:span></text:p>
          </draw:text-box>
        </draw:frame>
        <draw:custom-shape draw:style-name="gr4" draw:text-style-name="P1" draw:layer="layout" svg:width="3cm" svg:height="3.9cm" svg:x="5.3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2.9cm" svg:height="3.5cm" svg:x="4.9cm" svg:y="2.5cm">
          <text:p text:style-name="P5">Arduino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3cm" svg:height="1.3cm" svg:x="5.4cm" svg:y="1.4cm">
          <draw:text-box>
            <text:p text:style-name="P3"><text:span text:style-name="T1">Arduino</text:span></text:p>
            <text:p text:style-name="P3"><text:span text:style-name="T1">Wifi-Shield</text:span></text:p>
          </draw:text-box>
        </draw:frame>
        <draw:frame draw:style-name="gr7" draw:text-style-name="P7" draw:layer="layout" svg:width="1.6cm" svg:height="1.1cm" svg:x="26.1cm" svg:y="2.2cm">
          <draw:text-box>
            <text:p text:style-name="P6"><text:span text:style-name="T2">PC</text:span></text:p>
          </draw:text-box>
        </draw:frame>
        <draw:custom-shape draw:style-name="gr8" draw:text-style-name="P9" xml:id="id1" draw:id="id1" draw:layer="layout" svg:width="2.8cm" svg:height="3.5cm" svg:x="9.4cm" svg:y="14.2cm">
          <text:p text:style-name="P8"><text:span text:style-name="T1">Arduino </text:span></text:p>
          <text:p text:style-name="P8"><text:span text:style-name="T1">Development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lines" draw:line-skew="-2.499cm" svg:x1="9.4cm" svg:y1="15.95cm" svg:x2="6.35cm" svg:y2="6cm" draw:start-shape="id1" draw:start-glue-point="3" draw:end-shape="id2" draw:end-glue-point="2" svg:d="M9400 15950h-3000l-50-9449v-501" svg:viewBox="0 0 3051 9951">
          <text:p/>
        </draw:connector>
        <draw:custom-shape draw:style-name="gr10" draw:text-style-name="P5" xml:id="id3" draw:id="id3" draw:layer="layout" svg:width="1.8cm" svg:height="2.8cm" svg:x="10cm" svg:y="2.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1" xml:id="id4" draw:id="id4" draw:layer="layout" svg:width="14.9cm" svg:height="12.8cm" svg:x="12.5cm" svg:y="4.3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2.4cm" svg:height="0.725cm" svg:x="9.9cm" svg:y="5cm">
          <draw:text-box>
            <text:p text:style-name="P3"><text:span text:style-name="T1">SQL DB</text:span></text:p>
          </draw:text-box>
        </draw:frame>
        <draw:frame draw:style-name="gr12" draw:text-style-name="P4" draw:layer="layout" svg:width="3.2cm" svg:height="0.725cm" svg:x="23.6cm" svg:y="3.5cm">
          <draw:text-box>
            <text:p text:style-name="P3"><text:span text:style-name="T1">Web browser</text:span></text:p>
          </draw:text-box>
        </draw:frame>
        <draw:frame draw:style-name="gr13" draw:text-style-name="P5" draw:layer="layout" svg:width="14.476cm" svg:height="11.666cm" svg:x="12.7cm" svg:y="4.534cm">
          <draw:image xlink:href="Pictures/100000000000048C000003AAF3C8D54E5822F6C6.png" xlink:type="simple" xlink:show="embed" xlink:actuate="onLoad">
            <text:p/>
          </draw:image>
        </draw:frame>
        <draw:frame draw:style-name="gr14" draw:text-style-name="P4" draw:layer="layout" svg:width="1.3cm" svg:height="0.725cm" svg:x="16cm" svg:y="2.7cm">
          <draw:text-box>
            <text:p text:style-name="P3"><text:span text:style-name="T1">Php</text:span></text:p>
          </draw:text-box>
        </draw:frame>
        <draw:line draw:style-name="gr9" draw:text-style-name="P2" draw:layer="layout" svg:x1="8.3cm" svg:y1="3.5cm" svg:x2="10.1cm" svg:y2="3.5cm">
          <text:p/>
        </draw:line>
        <draw:connector draw:style-name="gr9" draw:text-style-name="P2" draw:layer="layout" draw:type="lines" draw:line-skew="7.698cm" svg:x1="11.8cm" svg:y1="3.6cm" svg:x2="19.95cm" svg:y2="4.3cm" draw:start-shape="id3" draw:start-glue-point="8" draw:end-shape="id4" draw:end-glue-point="0" svg:d="M11800 3600h8200l-50 199v501" svg:viewBox="0 0 8201 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5T19:11:20.866721456</meta:creation-date>
    <dc:date>2018-01-15T19:47:35.755459775</dc:date>
    <meta:editing-duration>PT4M3S</meta:editing-duration>
    <meta:editing-cycles>1</meta:editing-cycles>
    <meta:document-statistic meta:object-count="20"/>
    <meta:generator>LibreOffice/5.1.6.2$Linux_X86_64 LibreOffice_project/10m0$Build-2</meta:generator>
  </office:meta>
</office:document-meta>
</file>